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0904ba" officeooo:paragraph-rsid="000904ba"/>
    </style:style>
    <style:style style:name="P2" style:family="paragraph" style:parent-style-name="Standard">
      <style:paragraph-properties fo:line-height="200%" fo:text-align="start" style:justify-single-word="false"/>
      <style:text-properties officeooo:rsid="000904ba" officeooo:paragraph-rsid="004ac2b6"/>
    </style:style>
    <style:style style:name="P3" style:family="paragraph" style:parent-style-name="Standard">
      <style:paragraph-properties fo:line-height="200%" fo:text-align="start" style:justify-single-word="false"/>
      <style:text-properties officeooo:rsid="000904ba" officeooo:paragraph-rsid="017122bf"/>
    </style:style>
    <style:style style:name="P4" style:family="paragraph" style:parent-style-name="Standard">
      <style:paragraph-properties fo:line-height="200%" fo:text-align="start" style:justify-single-word="false"/>
      <style:text-properties officeooo:rsid="000904ba" officeooo:paragraph-rsid="01fd0704"/>
    </style:style>
    <style:style style:name="P5" style:family="paragraph" style:parent-style-name="Standard">
      <style:paragraph-properties fo:line-height="200%" fo:text-align="start" style:justify-single-word="false"/>
      <style:text-properties officeooo:rsid="000904ba" officeooo:paragraph-rsid="02074625"/>
    </style:style>
    <style:style style:name="T1" style:family="text">
      <style:text-properties officeooo:rsid="0009a109"/>
    </style:style>
    <style:style style:name="T2" style:family="text">
      <style:text-properties officeooo:rsid="000cca8f"/>
    </style:style>
    <style:style style:name="T3" style:family="text">
      <style:text-properties officeooo:rsid="00f11086"/>
    </style:style>
    <style:style style:name="T4" style:family="text">
      <style:text-properties officeooo:rsid="01699ce2"/>
    </style:style>
    <style:style style:name="T5" style:family="text">
      <style:text-properties fo:font-style="italic" officeooo:rsid="01bd051e" style:font-style-asian="italic" style:font-style-complex="italic"/>
    </style:style>
    <style:style style:name="T6" style:family="text">
      <style:text-properties fo:font-style="normal" officeooo:rsid="01bd051e" style:font-style-asian="normal" style:font-style-complex="normal"/>
    </style:style>
    <style:style style:name="T7" style:family="text">
      <style:text-properties fo:font-style="normal" officeooo:rsid="01bdccac" style:font-style-asian="normal" style:font-style-complex="normal"/>
    </style:style>
    <style:style style:name="T8" style:family="text">
      <style:text-properties fo:font-style="normal" officeooo:rsid="01b854eb" style:font-style-asian="normal" style:font-style-complex="normal"/>
    </style:style>
    <style:style style:name="T9" style:family="text">
      <style:text-properties fo:font-style="normal" officeooo:rsid="01bf6e76" style:font-style-asian="normal" style:font-style-complex="normal"/>
    </style:style>
    <style:style style:name="T10" style:family="text">
      <style:text-properties fo:font-style="normal" officeooo:rsid="01c52410" style:font-style-asian="normal" style:font-style-complex="normal"/>
    </style:style>
    <style:style style:name="T11" style:family="text">
      <style:text-properties fo:font-style="normal" officeooo:rsid="01c6a5e8" style:font-style-asian="normal" style:font-style-complex="normal"/>
    </style:style>
    <style:style style:name="T12" style:family="text">
      <style:text-properties fo:font-style="normal" officeooo:rsid="01ca3f1f" style:font-style-asian="normal" style:font-style-complex="normal"/>
    </style:style>
    <style:style style:name="T13" style:family="text">
      <style:text-properties fo:font-style="normal" officeooo:rsid="01cfafc1" style:font-style-asian="normal" style:font-style-complex="normal"/>
    </style:style>
    <style:style style:name="T14" style:family="text">
      <style:text-properties fo:font-style="normal" officeooo:rsid="01d0adef" style:font-style-asian="normal" style:font-style-complex="normal"/>
    </style:style>
    <style:style style:name="T15" style:family="text">
      <style:text-properties fo:font-style="normal" officeooo:rsid="01d1bc1c" style:font-style-asian="normal" style:font-style-complex="normal"/>
    </style:style>
    <style:style style:name="T16" style:family="text">
      <style:text-properties fo:font-style="normal" officeooo:rsid="01d389c7" style:font-style-asian="normal" style:font-style-complex="normal"/>
    </style:style>
    <style:style style:name="T17" style:family="text">
      <style:text-properties fo:font-style="normal" officeooo:rsid="01d438ef" style:font-style-asian="normal" style:font-style-complex="normal"/>
    </style:style>
    <style:style style:name="T18" style:family="text">
      <style:text-properties fo:font-style="normal" officeooo:rsid="01d5ebf8" style:font-style-asian="normal" style:font-style-complex="normal"/>
    </style:style>
    <style:style style:name="T19" style:family="text">
      <style:text-properties fo:font-style="normal" officeooo:rsid="01d6a0b1" style:font-style-asian="normal" style:font-style-complex="normal"/>
    </style:style>
    <style:style style:name="T20" style:family="text">
      <style:text-properties fo:font-style="normal" officeooo:rsid="01da86a1" style:font-style-asian="normal" style:font-style-complex="normal"/>
    </style:style>
    <style:style style:name="T21" style:family="text">
      <style:text-properties fo:font-style="normal" officeooo:rsid="01dacf38" style:font-style-asian="normal" style:font-style-complex="normal"/>
    </style:style>
    <style:style style:name="T22" style:family="text">
      <style:text-properties fo:font-style="normal" officeooo:rsid="01dbdc0b" style:font-style-asian="normal" style:font-style-complex="normal"/>
    </style:style>
    <style:style style:name="T23" style:family="text">
      <style:text-properties fo:font-style="normal" officeooo:rsid="01dc0124" style:font-style-asian="normal" style:font-style-complex="normal"/>
    </style:style>
    <style:style style:name="T24" style:family="text">
      <style:text-properties fo:font-style="normal" officeooo:rsid="01e51c1b" style:font-style-asian="normal" style:font-style-complex="normal"/>
    </style:style>
    <style:style style:name="T25" style:family="text">
      <style:text-properties fo:font-style="normal" officeooo:rsid="01e63c43" style:font-style-asian="normal" style:font-style-complex="normal"/>
    </style:style>
    <style:style style:name="T26" style:family="text">
      <style:text-properties fo:font-style="normal" officeooo:rsid="01faf440" style:font-style-asian="normal" style:font-style-complex="normal"/>
    </style:style>
    <style:style style:name="T27" style:family="text">
      <style:text-properties fo:font-style="normal" officeooo:rsid="01fbf9bc" style:font-style-asian="normal" style:font-style-complex="normal"/>
    </style:style>
    <style:style style:name="T28" style:family="text">
      <style:text-properties fo:font-style="normal" officeooo:rsid="01fd015d" style:font-style-asian="normal" style:font-style-complex="normal"/>
    </style:style>
    <style:style style:name="T29" style:family="text">
      <style:text-properties fo:font-style="normal" officeooo:rsid="01fd0704" style:font-style-asian="normal" style:font-style-complex="normal"/>
    </style:style>
    <style:style style:name="T30" style:family="text">
      <style:text-properties fo:font-style="normal" officeooo:rsid="01fe305b" style:font-style-asian="normal" style:font-style-complex="normal"/>
    </style:style>
    <style:style style:name="T31" style:family="text">
      <style:text-properties fo:font-style="normal" officeooo:rsid="01ff7e16" style:font-style-asian="normal" style:font-style-complex="normal"/>
    </style:style>
    <style:style style:name="T32" style:family="text">
      <style:text-properties fo:font-style="normal" officeooo:rsid="0200af2e" style:font-style-asian="normal" style:font-style-complex="normal"/>
    </style:style>
    <style:style style:name="T33" style:family="text">
      <style:text-properties fo:font-style="normal" officeooo:rsid="020230e4" style:font-style-asian="normal" style:font-style-complex="normal"/>
    </style:style>
    <style:style style:name="T34" style:family="text">
      <style:text-properties fo:font-style="normal" officeooo:rsid="02059e82" style:font-style-asian="normal" style:font-style-complex="normal"/>
    </style:style>
    <style:style style:name="T35" style:family="text">
      <style:text-properties fo:font-style="normal" officeooo:rsid="02074625" style:font-style-asian="normal" style:font-style-complex="normal"/>
    </style:style>
    <style:style style:name="T36" style:family="text">
      <style:text-properties fo:font-style="normal" officeooo:rsid="020b6995" style:font-style-asian="normal" style:font-style-complex="normal"/>
    </style:style>
    <style:style style:name="T37" style:family="text">
      <style:text-properties fo:font-style="normal" officeooo:rsid="020c55f0" style:font-style-asian="normal" style:font-style-complex="normal"/>
    </style:style>
    <style:style style:name="T38" style:family="text">
      <style:text-properties fo:font-style="normal" officeooo:rsid="020de233" style:font-style-asian="normal" style:font-style-complex="normal"/>
    </style:style>
    <style:style style:name="T39" style:family="text">
      <style:text-properties fo:font-style="normal" officeooo:rsid="021260e6" style:font-style-asian="normal" style:font-style-complex="normal"/>
    </style:style>
    <style:style style:name="T40" style:family="text">
      <style:text-properties fo:font-style="normal" officeooo:rsid="021a481f" style:font-style-asian="normal" style:font-style-complex="normal"/>
    </style:style>
    <style:style style:name="T41" style:family="text">
      <style:text-properties fo:font-style="normal" officeooo:rsid="021baf1b" style:font-style-asian="normal" style:font-style-complex="normal"/>
    </style:style>
    <style:style style:name="T42" style:family="text">
      <style:text-properties fo:font-style="normal" officeooo:rsid="021cb4fa" style:font-style-asian="normal" style:font-style-complex="normal"/>
    </style:style>
    <style:style style:name="T43" style:family="text">
      <style:text-properties fo:font-style="normal" officeooo:rsid="021d93bf" style:font-style-asian="normal" style:font-style-complex="normal"/>
    </style:style>
    <style:style style:name="T44" style:family="text">
      <style:text-properties fo:font-style="normal" officeooo:rsid="021ebfa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Perception of Our</text:span> World as a Continuous, Artificial Ideology</text:p>
      <text:p text:style-name="P2"><text:span text:style-name="T2"><text:tab/>Every man rationalizes his experience of reality throughout his life, and so the set of experiences of all men produces a continuum of collective assumptions from which our depiction of social reality arises. As many individuals throughout history have contributed to this continuum, its construction, the social construction of reality, is therefore a historical process. Contributors to this continuum must follow the key stages of this process; categorizing and reifying experiences, allowing them to “take on a reality of [their] own,” so that they can act upon and institutionalize them (Roy 19). The social construct of reality is thus the lens through which we perceive reality, and being a historical process, it is ever-changing, depending on the institutions in power who choose to manipulate it.</text:span></text:p>
      <text:p text:style-name="P3"><text:tab/><text:span text:style-name="T3">The modern state – as well as the concept of sovereignty (being able to execute actions independently within a territory) – could not have possibly arisen without the aid of the social construction of reality. 10,000 years ago, agriculture and animal domestication enabled groups of humans to form communities. Conflicts arose; individuals sought protection from the society, and society sought wealth from the individuals. O’Neil stated that “sovereignty emerged through a 'social contract' between rulers and ruled,” enabling individuals to obtain collective benefits as long as they surrendered rights to society (O'Neil 34). Politics was then developed, which reified society, as well as the state, which institutionalized politics; in accordance with Roy’s idea of path dependence, regimes and governments were soon reified and institutionalized. As institutions such as government grew more powerful, they soon influenced the social construction of reality to create ethnic and national identity. Being a historical process, reality eventually changed such that nowadays, living without a state-derived identity is unthinkable.</text:span></text:p>
      <text:p text:style-name="P4"><text:tab/><text:span text:style-name="T4">Ethnic and national identities are malleable; for example, Han consideration of Huangdi as the father of the Chinese lay originally within government interference in the social construction of reality. After “Sima Qian...report[ed] that his sovereign...held a ceremony to honour Huangdi...in 110 BC,” the Han dynasty essentially reified the concept of </text:span><text:span text:style-name="T5">Huangdi</text:span><text:span text:style-name="T6">, a deity in Chinese religion. The concept was </text:span><text:soft-page-break/><text:span text:style-name="T6">later institutionalized </text:span><text:span text:style-name="T7">when succeeding dynasties claiming Mandate of Heaven “</text:span><text:span text:style-name="T8">sent envoys to pay him similar homage” </text:span><text:span text:style-name="T9">(Billeter 45). </text:span><text:span text:style-name="T10">The Chinese Communist Party realized the benefits of </text:span><text:span text:style-name="T12">appropriating such ethnic identity</text:span><text:span text:style-name="T11"> </text:span><text:span text:style-name="T13">and </text:span><text:span text:style-name="T14">using it to transform national identity, </text:span><text:span text:style-name="T15">and so </text:span><text:span text:style-name="T17">after 1979 officially revived </text:span><text:span text:style-name="T21">the cult</text:span><text:span text:style-name="T17">.</text:span><text:span text:style-name="T15"> </text:span><text:span text:style-name="T24">O</text:span><text:span text:style-name="T25">n</text:span><text:span text:style-name="T24"> this, Billeter</text:span><text:span text:style-name="T18"> notes that </text:span><text:span text:style-name="T22">“f</text:span><text:span text:style-name="T19">rom </text:span><text:span text:style-name="T16">being an instrument for legitimising the power of the emperor, </text:span><text:span text:style-name="T23">[the cult]</text:span><text:span text:style-name="T16"> became a tribune...of the new Chinese...revolutionary aspirations” </text:span><text:span text:style-name="T20">(Billeter 45). </text:span><text:span text:style-name="T28">Being a historical process, t</text:span><text:span text:style-name="T27">he social construction of reality</text:span><text:span text:style-name="T26"> </text:span><text:span text:style-name="T29">has </text:span><text:span text:style-name="T33">thus </text:span><text:span text:style-name="T29">been altered by </text:span><text:span text:style-name="T26">many </text:span><text:span text:style-name="T28">great </text:span><text:span text:style-name="T30">Chinese dynasties, all seeking to tie themselves to the </text:span><text:span text:style-name="T39">original</text:span><text:span text:style-name="T30"> Chinese nation </text:span><text:span text:style-name="T32">itself.</text:span></text:p>
      <text:p text:style-name="P5"><text:span text:style-name="T32"><text:tab/></text:span><text:span text:style-name="T34">It is important to recognize that social constructs are historically produced. </text:span><text:span text:style-name="T36">The </text:span><text:span text:style-name="T35">Thomas principle</text:span><text:span text:style-name="T36"> states </text:span><text:span text:style-name="T35">“‘</text:span><text:span text:style-name="T36">i</text:span><text:span text:style-name="T35">f [people] define situations as real, then they are real in their consequences</text:span><text:span text:style-name="T40">’</text:span><text:span text:style-name="T35">” (Roy 10). </text:span><text:span text:style-name="T44">C</text:span><text:span text:style-name="T37">onsequences </text:span><text:span text:style-name="T43">faced</text:span><text:span text:style-name="T37"> today are direct results of </text:span><text:span text:style-name="T38">actions </text:span><text:span text:style-name="T42">undertaken with previous realities in m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3:49:06.759535289</meta:creation-date>
    <dc:date>2017-10-01T20:31:29.987646336</dc:date>
    <meta:editing-duration>PT5H57M23S</meta:editing-duration>
    <meta:editing-cycles>464</meta:editing-cycles>
    <meta:generator>LibreOffice/5.1.6.2$Linux_X86_64 LibreOffice_project/10m0$Build-2</meta:generator>
    <meta:document-statistic meta:table-count="0" meta:image-count="0" meta:object-count="0" meta:page-count="2" meta:paragraph-count="5" meta:word-count="500" meta:character-count="3401" meta:non-whitespace-character-count="2900"/>
  </office:meta>
</office:document-meta>
</file>